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1BE44AE596E06ADBA2A.png" manifest:media-type="image/png"/>
  <manifest:file-entry manifest:full-path="Pictures/1000020100000198000001ADA03C7D27B50DB1FA.png" manifest:media-type="image/png"/>
  <manifest:file-entry manifest:full-path="Pictures/100002010000018B000001A67779366113394044.png" manifest:media-type="image/png"/>
  <manifest:file-entry manifest:full-path="Pictures/10000201000001CC000001B87B322856C8385413.png" manifest:media-type="image/png"/>
  <manifest:file-entry manifest:full-path="Pictures/100002010000024700000177C7B155F87D7566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d1d" officeooo:paragraph-rsid="000dbd1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bd1d" officeooo:paragraph-rsid="000db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CTURA DEL PROYECTO</text:p>
      <text:p text:style-name="P2"/>
      <text:p text:style-name="P2"><draw:frame draw:style-name="fr1" draw:name="Imagen5" text:anchor-type="paragraph" svg:x="0.616cm" svg:y="0.282cm" svg:width="8.132cm" svg:height="8.55cm" draw:z-index="4"><draw:image xlink:href="Pictures/1000020100000198000001ADA03C7D27B50DB1FA.png" xlink:type="simple" xlink:show="embed" xlink:actuate="onLoad"/></draw:frame></text:p>
      <text:p text:style-name="P2"><draw:frame draw:style-name="fr1" draw:name="Imagen1" text:anchor-type="paragraph" svg:x="10.248cm" svg:y="0.413cm" svg:width="7.301cm" svg:height="7.798cm" draw:z-index="0"><draw:image xlink:href="Pictures/100002010000018B000001A6777936611339404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paragraph" svg:x="-0.312cm" svg:y="0.012cm" svg:width="9.052cm" svg:height="8.659cm" draw:z-index="1"><draw:image xlink:href="Pictures/10000201000001CC000001B87B322856C8385413.png" xlink:type="simple" xlink:show="embed" xlink:actuate="onLoad"/></draw:frame><draw:frame draw:style-name="fr1" draw:name="Imagen3" text:anchor-type="paragraph" svg:x="8.154cm" svg:y="0.185cm" svg:width="10.546cm" svg:height="6.782cm" draw:z-index="2"><draw:image xlink:href="Pictures/100002010000024700000177C7B155F87D75668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paragraph" svg:x="2.312cm" svg:y="0.318cm" svg:width="12.43cm" svg:height="8.814cm" draw:z-index="3"><draw:image xlink:href="Pictures/1000020100000275000001BE44AE596E06ADBA2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1:20:49.104077829</meta:creation-date>
    <dc:date>2019-08-19T09:51:34.335686173</dc:date>
    <meta:editing-duration>PT4H5M56S</meta:editing-duration>
    <meta:editing-cycles>7</meta:editing-cycles>
    <meta:generator>LibreOffice/5.1.6.2$Linux_X86_64 LibreOffice_project/10m0$Build-2</meta:generator>
    <meta:document-statistic meta:table-count="0" meta:image-count="5" meta:object-count="0" meta:page-count="2" meta:paragraph-count="1" meta:word-count="3" meta:character-count="23" meta:non-whitespace-character-count="21"/>
  </office:meta>
</office:document-meta>
</file>